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vg:panose-1="0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5">
      <text:list-level-style-number text:level="1" text:style-name="WW_CharLFO5LVL1" style:num-suffix=")" style:num-format="a" style:num-letter-sync="true">
        <style:list-level-properties text:space-before="0.3944in" text:min-label-width="0.25in" text:list-level-position-and-space-mode="label-alignment">
          <style:list-level-label-alignment text:label-followed-by="listtab" fo:margin-left="0.6444in" fo:text-indent="-0.25in"/>
        </style:list-level-properties>
      </text:list-level-style-number>
      <text:list-level-style-number text:level="2" text:style-name="WW_CharLFO5LVL2" style:num-suffix="." style:num-format="1" text:display-levels="2" text:start-value="4">
        <style:list-level-properties text:space-before="0.3944in" text:min-label-width="0.5in" text:list-level-position-and-space-mode="label-alignment">
          <style:list-level-label-alignment text:label-followed-by="listtab" fo:margin-left="0.8944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3944in" text:min-label-width="0.75in" text:list-level-position-and-space-mode="label-alignment">
          <style:list-level-label-alignment text:label-followed-by="listtab" fo:margin-left="1.1444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3944in" text:min-label-width="1in" text:list-level-position-and-space-mode="label-alignment">
          <style:list-level-label-alignment text:label-followed-by="listtab" fo:margin-left="1.3944in" fo:text-indent="-1in"/>
        </style:list-level-properties>
      </text:list-level-style-number>
      <text:list-level-style-number text:level="5" style:num-suffix="." style:num-format="1" text:display-levels="5">
        <style:list-level-properties text:space-before="0.3944in" text:min-label-width="1in" text:list-level-position-and-space-mode="label-alignment">
          <style:list-level-label-alignment text:label-followed-by="listtab" fo:margin-left="1.3944in" fo:text-indent="-1in"/>
        </style:list-level-properties>
      </text:list-level-style-number>
      <text:list-level-style-number text:level="6" style:num-suffix="." style:num-format="1" text:display-levels="6">
        <style:list-level-properties text:space-before="0.3944in" text:min-label-width="1.25in" text:list-level-position-and-space-mode="label-alignment">
          <style:list-level-label-alignment text:label-followed-by="listtab" fo:margin-left="1.6444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0.3944in" text:min-label-width="1.5in" text:list-level-position-and-space-mode="label-alignment">
          <style:list-level-label-alignment text:label-followed-by="listtab" fo:margin-left="1.8944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0.3944in" text:min-label-width="1.75in" text:list-level-position-and-space-mode="label-alignment">
          <style:list-level-label-alignment text:label-followed-by="listtab" fo:margin-left="2.1444in" fo:text-indent="-1.75in"/>
        </style:list-level-properties>
      </text:list-level-style-number>
      <text:list-level-style-number text:level="9" style:num-suffix="." style:num-format="1" text:display-levels="9">
        <style:list-level-properties text:space-before="0.3944in" text:min-label-width="1.75in" text:list-level-position-and-space-mode="label-alignment">
          <style:list-level-label-alignment text:label-followed-by="listtab" fo:margin-left="2.1444in" fo:text-indent="-1.75in"/>
        </style:list-level-properties>
      </text:list-level-style-number>
    </text:list-style>
    <text:list-style style:name="LFO6">
      <text:list-level-style-number text:level="1" text:style-name="WW_CharLFO6LVL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 text:start-value="8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text-autospace="none" fo:text-align="center" fo:margin-top="0.0833in" fo:margin-bottom="0in" fo:line-height="100%"/>
    </style:style>
    <style:style style:name="T29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P30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31" style:parent-style-name="Normal" style:family="paragraph">
      <style:paragraph-properties style:text-autospace="none" fo:text-align="center" fo:margin-top="0.0833in" fo:margin-bottom="0in" fo:line-height="100%"/>
    </style:style>
    <style:style style:name="T32" style:parent-style-name="Fonteparág.padrão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T33" style:parent-style-name="Fonteparág.padrão" style:family="text">
      <style:text-properties style:font-name="Arial" style:font-name-asian="Arial" style:font-name-complex="Arial" fo:color="#000000" style:text-position="super 66.6%" fo:font-size="12pt" style:font-size-asian="12pt" style:font-size-complex="12pt"/>
    </style:style>
    <style:style style:name="P34" style:parent-style-name="Normal" style:family="paragraph">
      <style:paragraph-properties style:text-autospace="none" fo:text-align="center" fo:margin-top="0.0833in" fo:margin-bottom="0in" fo:line-height="100%"/>
    </style:style>
    <style:style style:name="T3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36" style:parent-style-name="Fonteparág.padrão" style:family="text">
      <style:text-properties style:font-name="Arial" style:font-name-asian="Arial" style:font-name-complex="Arial" style:text-position="super 66.6%" fo:font-size="12pt" style:font-size-asian="12pt" style:font-size-complex="12pt"/>
    </style:style>
    <style:style style:name="P37" style:parent-style-name="Normal" style:family="paragraph">
      <style:paragraph-properties style:text-autospace="none" fo:margin-top="0.0833in" fo:margin-bottom="0in" fo:line-height="100%"/>
      <style:text-properties style:font-name="Arial" style:font-name-complex="Arial" fo:color="#3A3AEE" fo:font-size="12pt" style:font-size-asian="12pt" style:font-size-complex="12pt"/>
    </style:style>
    <style:style style:name="P38" style:parent-style-name="Normal" style:family="paragraph">
      <style:paragraph-properties style:text-autospace="none" fo:text-align="center" fo:margin-top="0.0833in" fo:margin-bottom="0in" fo:line-height="100%"/>
    </style:style>
    <style:style style:name="T39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P40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41" style:parent-style-name="Normal" style:family="paragraph">
      <style:paragraph-properties fo:text-align="justify" fo:line-height="150%" fo:text-indent="0.4895in"/>
    </style:style>
    <style:style style:name="T42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43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44" style:parent-style-name="Normal" style:family="paragraph">
      <style:paragraph-properties style:text-autospace="none" fo:text-align="justify" fo:margin-top="0.0833in" fo:margin-bottom="0in" fo:line-height="100%"/>
    </style:style>
    <style:style style:name="T45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T46" style:parent-style-name="Fonteparág.padrão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T47" style:parent-style-name="Fonteparág.padrão" style:family="text">
      <style:text-properties style:font-name="Arial" style:font-name-asian="Arial" style:font-name-complex="Arial" fo:color="#000000"/>
    </style:style>
    <style:style style:name="T48" style:parent-style-name="Fonteparág.padrão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T49" style:parent-style-name="Fonteparág.padrão" style:family="text">
      <style:text-properties style:font-name="Arial" style:font-name-asian="Arial" style:font-name-complex="Arial" fo:color="#000000"/>
    </style:style>
    <style:style style:name="P50" style:parent-style-name="Normal" style:family="paragraph">
      <style:paragraph-properties style:text-autospace="none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51" style:parent-style-name="Normal" style:family="paragraph">
      <style:paragraph-properties fo:margin-top="0.0833in" fo:margin-bottom="0in" fo:line-height="100%"/>
    </style:style>
    <style:style style:name="P52" style:parent-style-name="Normal" style:family="paragraph">
      <style:paragraph-properties style:text-autospace="none" fo:text-align="center" fo:margin-top="0.0833in" fo:margin-bottom="0in" fo:line-height="100%"/>
    </style:style>
    <style:style style:name="T53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P54" style:parent-style-name="Normal" style:family="paragraph">
      <style:paragraph-properties style:text-autospace="none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55" style:parent-style-name="Normal" style:family="paragraph">
      <style:paragraph-properties fo:text-align="justify" fo:margin-top="0.0833in" fo:margin-bottom="0in" fo:line-height="100%"/>
    </style:style>
    <style:style style:name="T5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57" style:parent-style-name="Normal" style:family="paragraph">
      <style:paragraph-properties fo:text-align="justify" fo:margin-top="0.0833in" fo:margin-bottom="0in" fo:line-height="100%"/>
    </style:style>
    <style:style style:name="T5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59" style:parent-style-name="Normal" style:family="paragraph">
      <style:paragraph-properties fo:text-align="justify" fo:margin-top="0.0833in" fo:margin-bottom="0in" fo:line-height="100%"/>
    </style:style>
    <style:style style:name="T6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61" style:parent-style-name="ParágrafodaLista" style:family="paragraph">
      <style:paragraph-properties fo:text-align="justify" fo:margin-top="0.0833in" fo:margin-bottom="0in" fo:line-height="100%"/>
    </style:style>
    <style:style style:name="T62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63" style:parent-style-name="ParágrafodaLista" style:family="paragraph">
      <style:paragraph-properties fo:text-align="justify" fo:margin-top="0.0833in" fo:margin-bottom="0in" fo:line-height="100%"/>
    </style:style>
    <style:style style:name="T6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65" style:parent-style-name="Normal" style:family="paragraph">
      <style:paragraph-properties fo:text-align="justify" fo:margin-top="0.0833in" fo:margin-bottom="0in" fo:line-height="100%"/>
    </style:style>
    <style:style style:name="P66" style:parent-style-name="Normal" style:family="paragraph">
      <style:paragraph-properties fo:text-align="justify" fo:line-height="100%"/>
    </style:style>
    <style:style style:name="P67" style:parent-style-name="Normal" style:family="paragraph">
      <style:paragraph-properties fo:text-align="justify" fo:line-height="100%"/>
    </style:style>
    <style:style style:name="T6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69" style:parent-style-name="Normal" style:family="paragraph">
      <style:paragraph-properties fo:text-align="justify" fo:line-height="100%"/>
    </style:style>
    <style:style style:name="T7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71" style:parent-style-name="Normal" style:family="paragraph">
      <style:paragraph-properties style:text-autospace="none" fo:text-align="justify" fo:margin-top="0.0833in" fo:margin-bottom="0in" fo:line-height="100%"/>
    </style:style>
    <style:style style:name="T7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73" style:parent-style-name="Normal" style:family="paragraph">
      <style:paragraph-properties fo:text-align="justify" fo:margin-top="0.0833in" fo:margin-bottom="0in" fo:line-height="100%" fo:margin-left="1.9666in">
        <style:tab-stops/>
      </style:paragraph-properties>
    </style:style>
    <style:style style:name="P74" style:parent-style-name="Normal" style:family="paragraph">
      <style:paragraph-properties style:text-autospace="none" fo:text-align="justify" fo:margin-top="0.0833in" fo:margin-bottom="0in" fo:line-height="100%" fo:margin-left="1.9666in">
        <style:tab-stops/>
      </style:paragraph-properties>
    </style:style>
    <style:style style:name="T7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76" style:parent-style-name="Normal" style:family="paragraph">
      <style:paragraph-properties style:text-autospace="none" fo:text-align="justify" fo:margin-top="0.0833in" fo:margin-bottom="0in" fo:line-height="100%" fo:margin-left="1.9666in">
        <style:tab-stops/>
      </style:paragraph-properties>
    </style:style>
    <style:style style:name="P77" style:parent-style-name="Normal" style:family="paragraph">
      <style:paragraph-properties style:text-autospace="none" fo:text-align="justify" fo:margin-top="0.0833in" fo:margin-bottom="0in" fo:line-height="100%"/>
    </style:style>
    <style:style style:name="T7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79" style:parent-style-name="Normal" style:family="paragraph">
      <style:paragraph-properties style:text-autospace="none" fo:text-align="justify" fo:margin-top="0.0833in" fo:margin-bottom="0in" fo:line-height="100%"/>
    </style:style>
    <style:style style:name="T8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81" style:parent-style-name="Normal" style:family="paragraph">
      <style:paragraph-properties style:text-autospace="none" fo:text-align="justify" fo:margin-top="0.0833in" fo:margin-bottom="0in" fo:line-height="100%" fo:text-indent="0.4895in"/>
    </style:style>
    <style:style style:name="P82" style:parent-style-name="Normal" style:family="paragraph">
      <style:paragraph-properties style:text-autospace="none" fo:text-align="justify" fo:margin-top="0.0833in" fo:margin-bottom="0in" fo:line-height="100%" fo:text-indent="0.4895in"/>
    </style:style>
    <style:style style:name="P83" style:parent-style-name="Normal" style:family="paragraph">
      <style:paragraph-properties style:text-autospace="none" fo:text-align="center" fo:margin-top="0.0833in" fo:margin-bottom="0in" fo:line-height="100%" fo:text-indent="0.4895in"/>
    </style:style>
    <style:style style:name="P84" style:parent-style-name="Normal" style:family="paragraph">
      <style:paragraph-properties style:text-autospace="none" fo:text-align="center" fo:margin-top="0.0833in" fo:margin-bottom="0in" fo:line-height="100%" fo:text-indent="0.4895in"/>
    </style:style>
    <style:style style:name="P85" style:parent-style-name="Normal" style:family="paragraph">
      <style:paragraph-properties style:text-autospace="none" fo:text-align="center" fo:margin-top="0.0833in" fo:margin-bottom="0in" fo:line-height="100%" fo:text-indent="0.4895in"/>
    </style:style>
    <style:style style:name="P86" style:parent-style-name="Normal" style:family="paragraph">
      <style:paragraph-properties style:text-autospace="none" fo:text-align="center" fo:margin-top="0.0833in" fo:margin-bottom="0in" fo:line-height="100%" fo:text-indent="0.4895in"/>
    </style:style>
    <style:style style:name="P87" style:parent-style-name="Normal" style:family="paragraph">
      <style:paragraph-properties style:text-autospace="none" fo:text-align="center" fo:margin-top="0.0833in" fo:margin-bottom="0in" fo:line-height="100%" fo:text-indent="0.4895in"/>
    </style:style>
    <style:style style:name="P88" style:parent-style-name="Normal" style:family="paragraph">
      <style:paragraph-properties style:text-autospace="none" fo:text-align="center" fo:margin-top="0.0833in" fo:margin-bottom="0in" fo:line-height="100%" fo:text-indent="0.4895in"/>
    </style:style>
    <style:style style:name="P89" style:parent-style-name="Normal" style:family="paragraph">
      <style:paragraph-properties style:text-autospace="none" fo:text-align="center" fo:margin-top="0.0833in" fo:margin-bottom="0in" fo:line-height="100%" fo:text-indent="0.4895in"/>
    </style:style>
    <style:style style:name="P90" style:parent-style-name="Normal" style:family="paragraph">
      <style:paragraph-properties style:text-autospace="none" fo:text-align="center" fo:margin-top="0.0833in" fo:margin-bottom="0in" fo:line-height="100%" fo:text-indent="0.4895in"/>
    </style:style>
    <style:style style:name="T91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P92" style:parent-style-name="Normal" style:family="paragraph">
      <style:paragraph-properties fo:margin-top="0.0833in" fo:margin-bottom="0in" fo:line-height="100%"/>
    </style:style>
    <style:style style:name="T93" style:parent-style-name="Fonteparág.padrão" style:family="text">
      <style:text-properties style:font-name="Arial" style:font-name-asian="Arial" style:font-name-complex="Arial" fo:color="#548DD4" fo:font-size="12pt" style:font-size-asian="12pt" style:font-size-complex="12pt"/>
    </style:style>
    <style:style style:name="P94" style:parent-style-name="Normal" style:family="paragraph">
      <style:paragraph-properties fo:text-align="justify"/>
    </style:style>
    <style:style style:name="T9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9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97" style:parent-style-name="Normal" style:family="paragraph">
      <style:paragraph-properties fo:text-align="justify"/>
    </style:style>
    <style:style style:name="T9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99" style:parent-style-name="Normal" style:family="paragraph">
      <style:paragraph-properties fo:text-align="justify"/>
    </style:style>
    <style:style style:name="T10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01" style:parent-style-name="Normal" style:family="paragraph">
      <style:paragraph-properties style:text-autospace="none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102" style:parent-style-name="Normal" style:family="paragraph">
      <style:paragraph-properties style:text-autospace="none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103" style:parent-style-name="Normal" style:family="paragraph">
      <style:paragraph-properties style:text-autospace="none" fo:text-align="center" fo:margin-top="0.0833in" fo:margin-bottom="0in" fo:line-height="100%"/>
    </style:style>
    <style:style style:name="T104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P105" style:parent-style-name="Normal" style:family="paragraph">
      <style:paragraph-properties fo:text-align="center" fo:margin-top="0.0833in" fo:margin-bottom="0in" fo:line-height="100%"/>
    </style:style>
    <style:style style:name="P106" style:parent-style-name="Normal" style:family="paragraph">
      <style:paragraph-properties fo:text-align="justify" fo:margin-top="0.0833in" fo:margin-bottom="0in" fo:line-height="100%"/>
    </style:style>
    <style:style style:name="T107" style:parent-style-name="Fonteparág.padrão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P108" style:parent-style-name="Normal" style:family="paragraph">
      <style:paragraph-properties fo:text-align="justify" fo:margin-top="0.0833in" fo:margin-bottom="0in" fo:line-height="100%"/>
    </style:style>
    <style:style style:name="T109" style:parent-style-name="Fonteparág.padrão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T11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11" style:parent-style-name="Normal" style:family="paragraph">
      <style:paragraph-properties fo:text-align="justify" fo:margin-top="0.0833in" fo:margin-bottom="0in" fo:line-height="100%"/>
    </style:style>
    <style:style style:name="T112" style:parent-style-name="Fonteparág.padrão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T113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14" style:parent-style-name="Normal" style:family="paragraph">
      <style:paragraph-properties fo:text-align="justify" fo:margin-top="0.0833in" fo:margin-bottom="0in" fo:line-height="100%"/>
    </style:style>
    <style:style style:name="T11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16" style:parent-style-name="Normal" style:family="paragraph">
      <style:paragraph-properties fo:text-align="justify" fo:margin-top="0.0833in" fo:margin-bottom="0in" fo:line-height="100%"/>
    </style:style>
    <style:style style:name="P117" style:parent-style-name="Normal" style:family="paragraph">
      <style:paragraph-properties fo:text-align="justify" fo:margin-top="0.0833in" fo:margin-bottom="0in" fo:line-height="100%"/>
    </style:style>
    <style:style style:name="P118" style:parent-style-name="Normal" style:family="paragraph">
      <style:paragraph-properties fo:text-align="center" fo:margin-top="0.0833in" fo:margin-bottom="0in" fo:line-height="100%"/>
    </style:style>
    <style:style style:name="P119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120" style:parent-style-name="Normal" style:family="paragraph">
      <style:paragraph-properties style:text-autospace="none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121" style:parent-style-name="Normal" style:family="paragraph">
      <style:paragraph-properties style:text-autospace="none" fo:text-align="center" fo:margin-top="0.0833in" fo:margin-bottom="0in" fo:line-height="100%"/>
    </style:style>
    <style:style style:name="T122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P123" style:parent-style-name="Normal" style:family="paragraph">
      <style:paragraph-properties style:text-autospace="none" fo:margin-top="0.0833in" fo:margin-bottom="0in" fo:line-height="100%"/>
      <style:text-properties style:font-name="Arial" style:font-name-complex="Arial" fo:color="#548DD4" fo:font-size="12pt" style:font-size-asian="12pt" style:font-size-complex="12pt"/>
    </style:style>
    <style:style style:name="P124" style:parent-style-name="Normal" style:family="paragraph">
      <style:paragraph-properties fo:text-align="justify" fo:margin-top="0.0833in" fo:margin-bottom="0in" fo:line-height="100%"/>
    </style:style>
    <style:style style:name="T12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26" style:parent-style-name="Normal" style:family="paragraph">
      <style:paragraph-properties fo:text-align="justify" fo:margin-top="0.0833in" fo:margin-bottom="0in" fo:line-height="100%"/>
    </style:style>
    <style:style style:name="P127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128" style:parent-style-name="Normal" style:family="paragraph">
      <style:paragraph-properties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9" style:parent-style-name="Normal" style:family="paragraph">
      <style:paragraph-properties style:text-autospace="none" fo:text-align="center" fo:margin-top="0.0833in" fo:margin-bottom="0in" fo:line-height="100%"/>
    </style:style>
    <style:style style:name="T130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P131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asian="Arial" style:font-name-complex="Arial" fo:color="#000000" fo:font-size="12pt" style:font-size-asian="12pt" style:font-size-complex="12pt"/>
    </style:style>
    <style:style style:name="T132" style:parent-style-name="Fonteparág.padrão" style:family="text">
      <style:text-properties style:font-name="Arial" style:font-name-asian="Arial" style:font-name-complex="Arial" fo:color="#222222"/>
    </style:style>
    <style:style style:name="T133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222222"/>
    </style:style>
    <style:style style:name="T134" style:parent-style-name="Fonteparág.padrão" style:family="text">
      <style:text-properties style:font-name="Arial" style:font-name-asian="Arial" style:font-name-complex="Arial" fo:color="#222222"/>
    </style:style>
    <style:style style:name="T135" style:parent-style-name="Fonteparág.padrão" style:family="text">
      <style:text-properties style:font-name="Arial" style:font-name-asian="Arial" style:font-name-complex="Arial" fo:color="#222222"/>
    </style:style>
    <style:style style:name="T136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222222"/>
    </style:style>
    <style:style style:name="T137" style:parent-style-name="Fonteparág.padrão" style:family="text">
      <style:text-properties style:font-name="Arial" style:font-name-asian="Arial" style:font-name-complex="Arial" fo:color="#222222"/>
    </style:style>
    <style:style style:name="T138" style:parent-style-name="Fonteparág.padrão" style:family="text">
      <style:text-properties style:font-name="Arial" style:font-name-asian="Arial" style:font-name-complex="Arial"/>
    </style:style>
    <style:style style:name="T139" style:parent-style-name="Fonteparág.padrão" style:family="text">
      <style:text-properties style:font-name="Arial" style:font-name-asian="Arial" style:font-name-complex="Arial" fo:color="#222222"/>
    </style:style>
    <style:style style:name="T140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222222"/>
    </style:style>
    <style:style style:name="T141" style:parent-style-name="Fonteparág.padrão" style:family="text">
      <style:text-properties style:font-name="Arial" style:font-name-asian="Arial" style:font-name-complex="Arial" fo:color="#222222"/>
    </style:style>
    <style:style style:name="T142" style:parent-style-name="Fonteparág.padrão" style:family="text">
      <style:text-properties style:font-name="Arial" style:font-name-asian="Arial" style:font-name-complex="Arial"/>
    </style:style>
    <style:style style:name="P143" style:parent-style-name="Normal" style:family="paragraph">
      <style:text-properties style:font-name="Arial" style:font-name-asian="Arial" style:font-name-complex="Arial" fo:color="#222222"/>
    </style:style>
    <style:style style:name="T144" style:parent-style-name="Fonteparág.padrão" style:family="text">
      <style:text-properties style:font-name="Arial" style:font-name-asian="Arial" style:font-name-complex="Arial" fo:color="#222222"/>
    </style:style>
    <style:style style:name="T145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222222"/>
    </style:style>
    <style:style style:name="T146" style:parent-style-name="Fonteparág.padrão" style:family="text">
      <style:text-properties style:font-name="Arial" style:font-name-asian="Arial" style:font-name-complex="Arial" fo:color="#222222"/>
    </style:style>
    <style:style style:name="T147" style:parent-style-name="Fonteparág.padrão" style:family="text">
      <style:text-properties style:font-name="Arial" style:font-name-asian="Arial" style:font-name-complex="Arial"/>
    </style:style>
    <style:style style:name="T148" style:parent-style-name="Fonteparág.padrão" style:family="text">
      <style:text-properties style:font-name="Arial" style:font-name-asian="Arial" style:font-name-complex="Arial" fo:color="#222222"/>
    </style:style>
    <style:style style:name="T149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222222"/>
    </style:style>
    <style:style style:name="T150" style:parent-style-name="Fonteparág.padrão" style:family="text">
      <style:text-properties style:font-name="Arial" style:font-name-asian="Arial" style:font-name-complex="Arial" fo:color="#222222"/>
    </style:style>
    <style:style style:name="T151" style:parent-style-name="Fonteparág.padrão" style:family="text">
      <style:text-properties style:font-name="Arial" style:font-name-asian="Arial" style:font-name-complex="Arial"/>
    </style:style>
    <style:style style:name="T152" style:parent-style-name="Fonteparág.padrão" style:family="text">
      <style:text-properties style:font-name="Arial" style:font-name-asian="Arial" style:font-name-complex="Arial" fo:color="#222222"/>
    </style:style>
    <style:style style:name="T153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222222"/>
    </style:style>
    <style:style style:name="T154" style:parent-style-name="Fonteparág.padrão" style:family="text">
      <style:text-properties style:font-name="Arial" style:font-name-asian="Arial" style:font-name-complex="Arial" fo:color="#222222"/>
    </style:style>
    <style:style style:name="T155" style:parent-style-name="Fonteparág.padrão" style:family="text">
      <style:text-properties style:font-name="Arial" style:font-name-asian="Arial" style:font-name-complex="Arial" fo:color="#222222"/>
    </style:style>
    <style:style style:name="T156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222222"/>
    </style:style>
    <style:style style:name="T157" style:parent-style-name="Fonteparág.padrão" style:family="text">
      <style:text-properties style:font-name="Arial" style:font-name-asian="Arial" style:font-name-complex="Arial" fo:color="#222222"/>
    </style:style>
    <style:style style:name="T158" style:parent-style-name="Fonteparág.padrão" style:family="text">
      <style:text-properties style:font-name="Arial" style:font-name-asian="Arial" style:font-name-complex="Arial" fo:color="#222222"/>
    </style:style>
    <style:style style:name="T159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222222"/>
    </style:style>
    <style:style style:name="T160" style:parent-style-name="Fonteparág.padrão" style:family="text">
      <style:text-properties style:font-name="Arial" style:font-name-asian="Arial" style:font-name-complex="Arial" fo:color="#222222"/>
    </style:style>
  </office:automatic-styles>
  <office:body>
    <office:text text:use-soft-page-breaks="true">
      <text:p text:style-name="P1"><text:span text:style-name="T29"><text:s/>MEMORIA DOS IDOSOS SOBRE A AVALIAÇÃO HISTÓRICA DA DEGRADÇÃO AMBIENTAL NO RIO CAMBORIU</text:span></text:p>
      <text:p text:style-name="P30"/>
      <text:p text:style-name="P31"><text:span text:style-name="T32">Luiz Gustavo Jacinto Silva</text:span><text:span text:style-name="T33">1</text:span></text:p>
      <text:p text:style-name="P34"><text:span text:style-name="T35">Letícia Rabelo</text:span><text:span text:style-name="T36">2</text:span></text:p>
      <text:p text:style-name="P37"/>
      <text:p text:style-name="P38"><text:span text:style-name="T39">RESUMO</text:span></text:p>
      <text:p text:style-name="P40"/>
      <text:p text:style-name="P41"><text:span text:style-name="T42">Nesse artigo, o objetivo principal é apresentar o desenvolvimento do Rio Camboriú durante o decorrer das décadas, mostrando as diferenças no meio histórico, cultural e ambiental; As entrevistas com os idosos trazem memorias de décadas que só eles passaram, assim ajudando para o melhor desempenho no artigo e no desenvolvimento histórico da cidade.</text:span></text:p>
      <text:p text:style-name="P43"/>
      <text:p text:style-name="P44"><text:span text:style-name="T45">Palavras-chave</text:span><text:span text:style-name="T46">:</text:span><text:span text:style-name="T47"><text:s/></text:span><text:span text:style-name="T48">Degradação ambiental. Rio Camboriú.</text:span><text:span text:style-name="T49"><text:s/>Levantamento Histórico.</text:span></text:p>
      <text:p text:style-name="P50"/>
      <text:p text:style-name="P51"/>
      <text:p text:style-name="P52"><text:span text:style-name="T53">INTRODUÇÃO</text:span></text:p>
      <text:p text:style-name="P54"/>
      <text:p text:style-name="P55"><text:span text:style-name="T56">Conforme Paz, Teodoro, Mendonça (2000), A água é um recurso natural de sobrevivência humana e de outros seres vivos. É essencial para as plantas pois pegam os nutrientes do solo por meio da água, são necessários para o desenvolvimento hídrico atmosférico, mas também é um solvente universal e a água pode influenciar no clima das regiões. Mas com a influencia antropogênica nos cursos d'água estão se esgotando, perdendo sua qualidade e eliminando o biossistema.</text:span></text:p>
      <text:p text:style-name="P57"><text:span text:style-name="T58">O Rio Camboriú é um curso d'água que abrange duas cidades (Camboriú e Balneário Camboriú), os municípios carregam um patrimônio cultural e histórico nas margens do rio, mas esse tesouro hídrico nunca foi enaltecido por órgãos dos municípios, muito menos pela região local.<text:s/></text:span></text:p>
      <text:p text:style-name="P59"><text:span text:style-name="T60">Segundo Tucci (2008) alguns impactos da urbanização mediante aos recursos hídricos são:<text:s/></text:span></text:p>
      <text:list text:style-name="LFO1" text:continue-numbering="true">
        <text:list-item>
          <text:p text:style-name="P61"><text:span text:style-name="T62">Aglomerações de pessoas em pequenas extensões, com uma carência no saneamento básico e água potável. Assim prejudicando a saúde populacional do local, aumentando os impactos ambientais e assim reprimindo seu desenvolvimento. <text:s/></text:span></text:p>
        </text:list-item>
        <text:list-item>
          <text:p text:style-name="P63"><text:span text:style-name="T64">O planejamento urbano é instalado para a população de alta e média classe social, já as classes baixas ocupam áreas de risco podendo ocorrer deslizamento de terra e enchentes, durante períodos de chuvas constantes e fortes.<text:s/></text:span></text:p>
        </text:list-item>
      </text:list>
      <text:p text:style-name="P65"/>
      <text:p text:style-name="P66"/>
      <text:p text:style-name="P67"><text:span text:style-name="T68">Conforme Machado (2003), os diversos cursos d'água do nosso país são muito significativos para a parte econômica, ambiental e social, então a administração e restauração são ideais para o desenvolvimento na economia e na área ambiental, pois uma alta proporção de grandes aglomerações urbanas está localizada em torno de estuários e em zonas costeiras. Essa situação leva à poluição pela descarga de resíduos municipais e industriais combinada com a exploração excessiva dos recursos <text:s/>hídricos disponíveis, ameaçando o meio ambiente marinho e o abastecimento de água doce" (MORAES; JORDÃO)</text:span></text:p>
      <text:p text:style-name="P69"><text:span text:style-name="T70">Segundo o IBGE (2016), em 1991 os dois municípios juntos tinham a estimativa de 66.114 habitantes e em 2015 tinham 202.589 habitantes, sendo assim um aumento populacional de 206,42% em 24 anos. A urbanização acelerada em poucos anos, causou uma drástica mudança nas matas ciliares, na qualidade da água e a degradação de espécies que ali viviam.</text:span></text:p>
      <text:p text:style-name="P71"><text:span text:style-name="T72">De acordo com Batista, Garcia, Batista (2014), as plantações de arroz eram cuidadas por cerca de 50 famílias, ao redor do Rio Camboriú.<text:s/></text:span></text:p>
      <text:p text:style-name="P73"/>
      <text:p text:style-name="P74"><text:span text:style-name="T75">"Os impactos ambientais envolvendo os recursos hídricos no setor da rizicultura decorrem em virtude da grande utilização de produtos químicos durante a produção. Podendo assim contaminar rios, lagos, córregos que recebem a água drenada das plantações, onde o risco de contaminação é elevado. Outro dado gravame refere-se à destruição das matas ciliares a fim da expansão das plantações. Com isso a contaminação dos recursos hídricos representa uma grande preocupação para o setor público" (BATISTA; BATISTA; GARCIA, 2014) <text:s/></text:span></text:p>
      <text:p text:style-name="P76"/>
      <text:p text:style-name="P77"><text:span text:style-name="T78">De acordo com Delgado (2003 apud Neves, 1998) Conceito de memória é crucial porque na memória se cruzam passados, presente e futuro; temporalidades e espacialidades; monumentalizarão e documentação; dimensões materiais e simbólicas; identidades e projetos. É crucial porque na memória se entrecruzam a lembrança e o esquecimento; o pessoal e o coletivo; o individuo e a sociedade, o público e o privado; o sagrado e o profano. Crucial porque na memória se entrelaçam registro e invenção; fidelidade e mobilidade; dado e construção; história e ficção; revelação e ocultação.</text:span></text:p>
      <text:p text:style-name="P79"><text:span text:style-name="T80">O objetivo desse trabalho foi mencionar algumas degradações que ocorreram com a Bacia Hidrográfica do Rio Camboriú, durante os anos de 1950 até os tempos de hoje, com o decorrer do processo foi mudando a qualidade da água e dizimando com as espécies de animais que existiam no Rio Camboriú.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><text:span text:style-name="T91">PROCEDIMENTOS METODOLÓGICOS<text:s/></text:span></text:p>
      <text:p text:style-name="P92"><text:span text:style-name="T93"><text:s/></text:span></text:p>
      <text:p text:style-name="P94"><text:span text:style-name="T95">A entrevista com idosos proporciona memórias importantes sobre ações que aconteceram no passado de certa área, então as entrevistas foram realizadas diretamente com idosos que moravam perto ou conheciam o Rio Camboriú.</text:span></text:p>
      <text:p text:style-name="Normal"><text:span text:style-name="T96">Foram efetuadas 12 (doze) entrevistas com os moradores do Rio Camboriú, foi assinado por cada entrevistado um termo de consentimento livre e esclarecido, pois foram gravadas cada entrevistas.</text:span></text:p>
      <text:p text:style-name="P97"><text:span text:style-name="T98">O comitê de ética exige esse termo para que não aconteça algum inconveniente para os pesquisadores nem para a pessoa a ser entrevistada. Neste artigo o nome dos entrevistados não será exposto para fins de ética, moral e respeito aos idosos (MAGNANI; NICOLETTI; RABELO, 2015)</text:span></text:p>
      <text:p text:style-name="P99"><text:span text:style-name="T100">Foi estruturada uma tabela para ser preenchida durante as entrevistas, na qual foi separada por décadas, 1950 até a década atual, que continham os seguintes itens: pesca, banho/nado, uso doméstico, navegação, esgoto e agricultura.</text:span></text:p>
      <text:p text:style-name="P101"/>
      <text:p text:style-name="P102"/>
      <text:p text:style-name="P103"><text:span text:style-name="T104">RESULTADOS E DISCUSSÃO</text:span></text:p>
      <text:p text:style-name="P105"/>
      <text:p text:style-name="P106"><text:span text:style-name="T107">Foram entrevistados 4 (quatro) idosos que moravam no bairro de Limeira (Camboriú), 3 (três) idosos moravam no centro (Camboriú), 1 (um) idoso morava em caetés, 1 (uma) idosa morava no bairro dos municípios (Balneário Camboriú), 1 (um) idoso morava no braço (Camboriú) e 1 (um) idoso que morava em barrancos (Camboriú) e 1 (idoso) morava 2300 (Balneário Camboriú)</text:span></text:p>
      <text:p text:style-name="P108"><text:span text:style-name="T109">Na tabela de agricultura em 1950 as pessoas do bairro de limeira falam que Camboriú tinha b</text:span><text:span text:style-name="T110">anana, café, aipim, feijão, milho, cana e a plantação era orgânica, já os moradores do centro falavam que tinham banana, café, farinha, mandioca. Nas décadas atuais não quase nenhuma agricultura, pois com o agrotóxico que usavam na rizicultura prejudicou a qualidade da Bacia Hidrográfica do Rio Camboriú.</text:span></text:p>
      <text:p text:style-name="P111"><text:span text:style-name="T112">Na tabela de pesca em 1950 as pessoas do bairro de limeira falam que Camboriú tinha<text:s/></text:span><text:span text:style-name="T113">Lambari, Cará, Piava, Camarão branco, Jundiá e traíra, já os moradores centro afirmavam que havia robalo, siri (IFC) tainhota, cará, traíra, jundiá, saguaru, cascudo e camarão branco, e os mesmos afirmaram que nas décadas atuais não há mais nenhuma espécie de peixe na Bacia Hidrográfica do Rio Camboriú.</text:span></text:p>
      <text:p text:style-name="P114"><text:span text:style-name="T115">Apesar das entrevistas ter vários aspectos, foram escolhidos somente a agricultura e a pesca para serem avaliadas.</text:span></text:p>
      <text:p text:style-name="P116"/>
      <text:p text:style-name="P117"/>
      <text:p text:style-name="P118"/>
      <text:p text:style-name="P119"/>
      <text:p text:style-name="P120"/>
      <text:p text:style-name="P121"><text:span text:style-name="T122">CONSIDERAÇÕES FINAIS</text:span></text:p>
      <text:p text:style-name="P123"/>
      <text:p text:style-name="P124"><text:span text:style-name="T125">Como podemos perceber um curso d'água ou uma Bacia Hidrográfica, fazem muita diferença na nossa vida, e no caso da Bacia Hidrográfica do Rio Camboriú, a pesca e agricultura passaram a ter uma ênfase maior, pois foram elas a grande causadoras de impacto na Bacia Hidrográfica e esse projeto foi um alerta aos jovens que muita coisa está mudado na natureza, então acabam colocando uma barreira nessa relação Homem – Ambiente.</text:span></text:p>
      <text:p text:style-name="P126"/>
      <text:p text:style-name="P127"/>
      <text:p text:style-name="P128"/>
      <text:p text:style-name="P129"><text:span text:style-name="T130">REFERÊNCIAS</text:span></text:p>
      <text:p text:style-name="P131"/>
      <text:p text:style-name="Normal"><text:span text:style-name="T132">BATISTA, Quetilin de Oliveira; BATISTA, Gilson Julian Fernandes; GARCIA, Denise Schmitt Siqueira.<text:s/></text:span><text:span text:style-name="T133">A RIZICULTURA E AS DIMENSÕES DO PRINCÍPIO DA SUSTENTABILIDADE: UMA ANÁLISE DA GESTÃO DE RECURSOS HÍDRICOS DA BACIA HIDROGRÁFICA DO RIO CAMBORIÚ.<text:s/></text:span><text:span text:style-name="T134">2015. Disponível em: &lt;http://www.academia.edu/11588023/A_RIZICULTURA_E_AS_DIMENSÕES_DO_PRINCÍPIO_DA_SUSTENTABILIDADE_UMA_ANÁLISE_DA_GESTÃO_DE_RECURSOS_HÍDRICOS_DA_BACIA_HIDROGRÁFICA_DO_RIO_CAMBORIÚ&gt;. Acesso em: 26 jul. 2016.</text:span></text:p>
      <text:p text:style-name="Normal"><text:span text:style-name="T135">DELGADO, Lucilia de Almeida Neves.<text:s/></text:span><text:span text:style-name="T136">História oral e narrativa: tempo, memória e identidades.<text:s/></text:span><text:span text:style-name="T137">2003. Disponível em: &lt;https://moodle.ufsc.br/pluginfile.php/819734/mod_resource/content/1/DELGADO, Lucilia – História oral e narrativa.pdf&gt;. Acesso em: 26 jul. 2016.</text:span><text:span text:style-name="T138"><text:s/></text:span></text:p>
      <text:p text:style-name="Normal"><text:span text:style-name="T139">MACHADO, Carlos José Saldanha.<text:s/></text:span><text:span text:style-name="T140">Recursos Hídricos e Cidadania no Brasil: Recursos Hídricos e Cidadania no Brasil: Recursos Hídricos e Cidadania no Brasil: Limites, Alternativas e Desafio.<text:s/></text:span><text:span text:style-name="T141">2003. Disponível em: &lt;http://www.scielo.br/pdf/ /asoc/v6n2/a08v06n2.pdf&gt;. Acesso em: 26 jul. 2016.</text:span><text:span text:style-name="T142"><text:s/></text:span></text:p>
      <text:p text:style-name="P143"/>
      <text:p text:style-name="Normal"><text:span text:style-name="T144">MAGNANI, Luana; NICOLETTI, Gabriel Igor; RABELO, Letícia.<text:s/></text:span><text:span text:style-name="T145">MEMÓRIA DOS IDOSOS COMO INSTRUMENTO DE AVALIZAÇÃO DOS IMPACTOS DA URBANIZAÇÃO SOBRE O RIO CAMBORIÚ- SC.<text:s/></text:span><text:span text:style-name="T146">Disponível em: &lt;http://eventos.ifc.edu.br/wp-content/uploads/sites/5/2015/10/MEMÓRIA-DOS-IDOSOS-COMO-INSTRUMENTO-DE-AVALIZAÇÃO-DOS-IMPACTOS-DA-URBANIZAÇÃO-SOBRE-O-RIO-CAMBORIÚ-SC.pdf&gt;. Acesso em: 26 jul. 2016.</text:span><text:span text:style-name="T147"><text:s/></text:span></text:p>
      <text:p text:style-name="Normal"><text:span text:style-name="T148">MORAES, Danielle Serra de Lima; JORDÃO, Berenice Quinzani.<text:s/></text:span><text:span text:style-name="T149">Degradação de recursos hídricos e seus efeitos sobre a saúde humana.<text:s/></text:span><text:span text:style-name="T150">2002. Disponível em: &lt;http://www.scielo.br/pdf/rsp/v36n3/10502&gt;. Acesso em: 26 jul. 2016.</text:span><text:span text:style-name="T151"><text:s/></text:span></text:p>
      <text:p text:style-name="Normal"><text:span text:style-name="T152">PAZ, Vital Pedro da Silva; TEODORO, Reges Eduardo Franco; MENDONÇA, Fernando Campos.<text:s/></text:span><text:span text:style-name="T153">RECURSOS HÍDRICOS, AGRICULTURA IRRIGADA E MEIO AMBIENTE.<text:s/></text:span><text:span text:style-name="T154">2000. Disponível em: &lt;http://www.scielo.br/pdf/ /rbeaa/v4n3/v4n3a25.pdf&gt;. Acesso em: 26 jul. 2016.</text:span></text:p>
      <text:p text:style-name="Normal"><text:span text:style-name="T155">PEREIRA, Eliane Candida.<text:s/></text:span><text:span text:style-name="T156">A mata ciliar e a conservação do ecossistema.<text:s/></text:span><text:span text:style-name="T157">2010. Disponível em: &lt;http://portaldoprofessor.mec.gov.br/fichaTecnicaAula.html?aula=25070&gt;. Acesso em: 26 jul. 2016.</text:span></text:p>
      <text:p text:style-name="Normal"><text:span text:style-name="T158">TUCCI, Carlos E. M..<text:s/></text:span><text:span text:style-name="T159">Águas urbanas.<text:s/></text:span><text:span text:style-name="T160">2008. Disponível em: &lt;http://www.scielo.br/pdf/ea/v22n63/v22n63a07.pdf&gt;. Acesso em: 26 jul. 2016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Título10" style:next-style-name="Corpodetexto" style:default-outline-level="1">
      <style:text-properties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Título10" style:next-style-name="Corpodetexto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Título10" style:next-style-name="Corpodetexto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 style:font-size-complex="11pt" style:language-asian="zh" style:country-asian="CN" fo:hyphenate="false"/>
    </style:style>
    <style:style style:name="Fonteparág.padrão" style:display-name="Fonte parág. padrão" style:family="text"/>
    <style:style style:name="WW8Num4z0" style:display-name="WW8Num4z0" style:family="text">
      <style:text-properties style:font-name="Arial" style:font-name-complex="Arial" fo:color="#000000" fo:font-size="12pt" style:font-size-asian="12pt"/>
    </style:style>
    <style:style style:name="Fonteparág.padrão2" style:display-name="Fonte parág. padrão2" style:family="text"/>
    <style:style style:name="WW8Num1zfalse" style:display-name="WW8Num1zfalse" style:family="text"/>
    <style:style style:name="WW8Num1ztrue" style:display-name="WW8Num1ztrue" style:family="text"/>
    <style:style style:name="WW-WW8Num1ztrue" style:display-name="WW-WW8Num1ztrue" style:family="text"/>
    <style:style style:name="WW-WW8Num1ztrue1" style:display-name="WW-WW8Num1ztrue1" style:family="text"/>
    <style:style style:name="WW-WW8Num1ztrue12" style:display-name="WW-WW8Num1ztrue12" style:family="text"/>
    <style:style style:name="WW-WW8Num1ztrue123" style:display-name="WW-WW8Num1ztrue123" style:family="text"/>
    <style:style style:name="WW-WW8Num1ztrue1234" style:display-name="WW-WW8Num1ztrue1234" style:family="text"/>
    <style:style style:name="WW-WW8Num1ztrue12345" style:display-name="WW-WW8Num1ztrue12345" style:family="text"/>
    <style:style style:name="WW-WW8Num1ztrue123456" style:display-name="WW-WW8Num1ztrue123456" style:family="text"/>
    <style:style style:name="Fonteparág.padrão1" style:display-name="Fonte parág. padrão1" style:family="text"/>
    <style:style style:name="CabeçalhoChar" style:display-name="Cabeçalho Char" style:family="text" style:parent-style-name="Fonteparág.padrão1"/>
    <style:style style:name="RodapéChar" style:display-name="Rodapé Char" style:family="text" style:parent-style-name="Fonteparág.padrão1"/>
    <style:style style:name="TextodebalãoChar" style:display-name="Texto de balão Char" style:family="text">
      <style:text-properties style:font-name="Tahoma" style:font-name-complex="Tahoma" fo:font-size="8pt" style:font-size-asian="8pt" style:font-size-complex="8pt"/>
    </style:style>
    <style:style style:name="Forte" style:display-name="Forte" style:family="text">
      <style:text-properties fo:font-weight="bold" style:font-weight-asian="bold" style:font-weight-complex="bold"/>
    </style:style>
    <style:style style:name="Símbolosdenumeração" style:display-name="Símbolos de numeração" style:family="text"/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/>
    </style:style>
    <style:style style:name="Ênfase" style:display-name="Ênfase" style:family="text">
      <style:text-properties fo:font-style="italic" style:font-style-asian="italic" style:font-style-complex="italic"/>
    </style:style>
    <style:style style:name="Título20" style:display-name="Título2" style:family="paragraph" style:parent-style-name="Normal" style:next-style-name="Corpodetexto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Corpodetexto" style:display-name="Corpo de texto" style:family="paragraph" style:parent-style-name="Normal">
      <style:paragraph-properties fo:margin-bottom="0.0833in"/>
      <style:text-properties fo:hyphenate="false"/>
    </style:style>
    <style:style style:name="Lista" style:display-name="Lista" style:family="paragraph" style:parent-style-name="Corpodetexto">
      <style:text-properties style:font-name-complex="Mangal" fo:hyphenate="false"/>
    </style:style>
    <style:style style:name="Legenda" style:display-name="Legenda" style:family="paragraph" style:parent-style-name="Normal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Índice" style:display-name="Índice" style:family="paragraph" style:parent-style-name="Normal">
      <style:paragraph-properties text:number-lines="false"/>
      <style:text-properties style:font-name-complex="Mangal" fo:hyphenate="false"/>
    </style:style>
    <style:style style:name="Título10" style:display-name="Título1" style:family="paragraph" style:parent-style-name="Normal" style:next-style-name="Corpodetexto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Cabeçalho" style:display-name="Cabeçalho" style:family="paragraph" style:parent-style-name="Normal">
      <style:paragraph-properties fo:margin-bottom="0in" fo:line-height="100%"/>
      <style:text-properties fo:hyphenate="false"/>
    </style:style>
    <style:style style:name="Rodapé" style:display-name="Rodapé" style:family="paragraph" style:parent-style-name="Normal">
      <style:paragraph-properties fo:margin-bottom="0in" fo:line-height="100%"/>
      <style:text-properties fo:hyphenate="false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Conteúdodatabela" style:display-name="Conteúdo da tabela" style:family="paragraph" style:parent-style-name="Normal">
      <style:paragraph-properties text:number-lines="false"/>
      <style:text-properties fo:hyphenate="false"/>
    </style:style>
    <style:style style:name="Títulodetabela" style:display-name="Título de tabela" style:family="paragraph" style:parent-style-name="Conteúdodatabela">
      <style:paragraph-properties fo:text-align="center"/>
      <style:text-properties fo:font-weight="bold" style:font-weight-asian="bold" style:font-weight-complex="bold" fo:hyphenate="false"/>
    </style:style>
    <style:style style:name="HiperlinkVisitado" style:display-name="HiperlinkVisitado" style:family="text">
      <style:text-properties fo:color="#800080" style:text-underline-type="single" style:text-underline-style="solid" style:text-underline-width="auto" style:text-underline-mode="continuous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outline-level-style>
      <text:outline-level-style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outline-level-style>
      <text:outline-level-style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outline-level-style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Arial" style:font-name-complex="Arial" fo:color="#000000" fo:font-size="12pt" style:font-size-asian="12pt"/>
    </style:style>
    <style:style style:name="WW_CharLFO5LVL1" style:family="text">
      <style:text-properties fo:font-weight="bold" style:font-weight-asian="bold" fo:color="#000000"/>
    </style:style>
    <style:style style:name="WW_CharLFO5LVL2" style:family="text">
      <style:text-properties fo:font-weight="bold" style:font-weight-asian="bold"/>
    </style:style>
    <style:style style:name="WW_CharLFO6LVL1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5">
      <text:list-level-style-number text:level="1" text:style-name="WW_CharLFO5LVL1" style:num-suffix=")" style:num-format="a" style:num-letter-sync="true">
        <style:list-level-properties text:space-before="0.3944in" text:min-label-width="0.25in" text:list-level-position-and-space-mode="label-alignment">
          <style:list-level-label-alignment text:label-followed-by="listtab" fo:margin-left="0.6444in" fo:text-indent="-0.25in"/>
        </style:list-level-properties>
      </text:list-level-style-number>
      <text:list-level-style-number text:level="2" text:style-name="WW_CharLFO5LVL2" style:num-suffix="." style:num-format="1" text:display-levels="2" text:start-value="4">
        <style:list-level-properties text:space-before="0.3944in" text:min-label-width="0.5in" text:list-level-position-and-space-mode="label-alignment">
          <style:list-level-label-alignment text:label-followed-by="listtab" fo:margin-left="0.8944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3944in" text:min-label-width="0.75in" text:list-level-position-and-space-mode="label-alignment">
          <style:list-level-label-alignment text:label-followed-by="listtab" fo:margin-left="1.1444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3944in" text:min-label-width="1in" text:list-level-position-and-space-mode="label-alignment">
          <style:list-level-label-alignment text:label-followed-by="listtab" fo:margin-left="1.3944in" fo:text-indent="-1in"/>
        </style:list-level-properties>
      </text:list-level-style-number>
      <text:list-level-style-number text:level="5" style:num-suffix="." style:num-format="1" text:display-levels="5">
        <style:list-level-properties text:space-before="0.3944in" text:min-label-width="1in" text:list-level-position-and-space-mode="label-alignment">
          <style:list-level-label-alignment text:label-followed-by="listtab" fo:margin-left="1.3944in" fo:text-indent="-1in"/>
        </style:list-level-properties>
      </text:list-level-style-number>
      <text:list-level-style-number text:level="6" style:num-suffix="." style:num-format="1" text:display-levels="6">
        <style:list-level-properties text:space-before="0.3944in" text:min-label-width="1.25in" text:list-level-position-and-space-mode="label-alignment">
          <style:list-level-label-alignment text:label-followed-by="listtab" fo:margin-left="1.6444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0.3944in" text:min-label-width="1.5in" text:list-level-position-and-space-mode="label-alignment">
          <style:list-level-label-alignment text:label-followed-by="listtab" fo:margin-left="1.8944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0.3944in" text:min-label-width="1.75in" text:list-level-position-and-space-mode="label-alignment">
          <style:list-level-label-alignment text:label-followed-by="listtab" fo:margin-left="2.1444in" fo:text-indent="-1.75in"/>
        </style:list-level-properties>
      </text:list-level-style-number>
      <text:list-level-style-number text:level="9" style:num-suffix="." style:num-format="1" text:display-levels="9">
        <style:list-level-properties text:space-before="0.3944in" text:min-label-width="1.75in" text:list-level-position-and-space-mode="label-alignment">
          <style:list-level-label-alignment text:label-followed-by="listtab" fo:margin-left="2.1444in" fo:text-indent="-1.75in"/>
        </style:list-level-properties>
      </text:list-level-style-number>
    </text:list-style>
    <text:list-style style:name="LFO6">
      <text:list-level-style-number text:level="1" text:style-name="WW_CharLFO6LVL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 text:start-value="8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0986in" fo:margin-left="1.1812in" fo:margin-bottom="0.551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611in"/>
      </style:header-style>
      <style:footer-style>
        <style:header-footer-properties style:dynamic-spacing="true" fo:min-height="0.5319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Cabeçalho" style:family="paragraph">
      <style:paragraph-properties fo:text-align="end"/>
    </style:style>
    <style:style style:name="P4" style:parent-style-name="Cabeçalho" style:family="paragraph">
      <style:paragraph-properties fo:text-align="end"/>
    </style:style>
    <style:style style:name="P5" style:parent-style-name="Cabeçalho" style:family="paragraph">
      <style:paragraph-properties style:line-height-at-least="0.1388in"/>
    </style:style>
    <style:style style:name="TableColumn7" style:family="table-column">
      <style:table-column-properties style:column-width="6.375in" style:use-optimal-column-width="false"/>
    </style:style>
    <style:style style:name="Table6" style:family="table">
      <style:table-properties style:width="6.375in" fo:margin-left="0in" table:align="left"/>
    </style:style>
    <style:style style:name="TableRow8" style:family="table-row">
      <style:table-row-properties style:min-row-height="0.4902in" style:use-optimal-row-height="false"/>
    </style:style>
    <style:style style:name="TableCell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" style:parent-style-name="Cabeçalho" style:family="paragraph">
      <style:paragraph-properties style:snap-to-layout-grid="false" fo:text-align="center"/>
    </style:style>
    <style:style style:name="T1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1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13" style:parent-style-name="Cabeçalho" style:family="paragraph">
      <style:paragraph-properties fo:text-align="center"/>
      <style:text-properties fo:font-weight="bold" style:font-weight-asian="bold" style:font-weight-complex="bold" fo:font-style="italic" style:font-style-asian="italic" fo:font-size="10pt" style:font-size-asian="10pt" style:font-size-complex="10pt"/>
    </style:style>
    <style:style style:name="P14" style:parent-style-name="Cabeçalho" style:family="paragraph">
      <style:paragraph-properties>
        <style:tab-stops>
          <style:tab-stop style:type="left" style:position="0.6354in"/>
          <style:tab-stop style:type="center" style:position="3.1493in"/>
        </style:tab-stops>
      </style:paragraph-properties>
      <style:text-properties style:font-name-complex="Arial" fo:font-weight="bold" style:font-weight-asian="bold" style:font-weight-complex="bold" fo:font-style="italic" style:font-style-asian="italic" fo:font-size="10pt" style:font-size-asian="10pt" style:font-size-complex="10pt"/>
    </style:style>
    <style:style style:name="P15" style:parent-style-name="Cabeçalho" style:family="paragraph">
      <style:paragraph-properties fo:text-align="center"/>
    </style:style>
    <style:style style:name="P16" style:parent-style-name="Cabeçalho" style:family="paragraph">
      <style:paragraph-properties fo:text-align="center"/>
    </style:style>
    <style:style style:name="P17" style:parent-style-name="Cabeçalho" style:family="paragraph">
      <style:paragraph-properties fo:text-align="center"/>
    </style:style>
    <style:style style:name="T18" style:parent-style-name="Fonteparág.padrão" style:family="text">
      <style:text-properties style:language-asian="ja" style:country-asian="JP"/>
    </style:style>
    <style:style style:name="P19" style:parent-style-name="Cabeçalho" style:family="paragraph">
      <style:paragraph-properties fo:text-align="center"/>
    </style:style>
    <style:style style:name="T20" style:parent-style-name="Fonteparág.padrão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21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22" style:parent-style-name="Fonteparág.padrão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P23" style:parent-style-name="Normal" style:family="paragraph">
      <style:paragraph-properties style:text-autospace="none" fo:margin-top="0.0833in" fo:margin-bottom="0in" fo:line-height="100%"/>
    </style:style>
    <style:style style:name="T24" style:parent-style-name="Fonteparág.padrão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25" style:parent-style-name="Fonteparág.padrão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26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27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28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<text:page-number text:fixed="false">2</text:page-number></text:p>
        <text:p text:style-name="P5"/>
      </style:header>
      <style:footer>
        <table:table table:style-name="Table6">
          <table:table-columns>
            <table:table-column table:style-name="TableColumn7"/>
          </table:table-columns>
          <table:table-row table:style-name="TableRow8">
            <table:table-cell table:style-name="TableCell9">
              <text:p text:style-name="P10"><text:span text:style-name="T11">VII</text:span><text:span text:style-name="T12"><text:s/>FICE – Feira de Iniciação Cientifica e Extensão do Instituto Federal Catarinense – Campus Camboriú</text:span></text:p>
              <text:p text:style-name="P13"/>
            </table:table-cell>
          </table:table-row>
        </table:table>
        <text:p text:style-name="P14"/>
      </style:footer>
    </style:master-page>
    <style:master-page style:next-style-name="MP0" style:name="MPF0" style:page-layout-name="PL0">
      <style:header>
        <text:p text:style-name="P15"/>
        <text:p text:style-name="P16"/>
        <text:p text:style-name="P17"><text:span text:style-name="T18"><draw:frame draw:style-name="a0" draw:name="picture" text:anchor-type="as-char" svg:x="0in" svg:y="0in" svg:width="3.72986in" svg:height="0.89722in" style:rel-width="scale" style:rel-height="scale"><draw:image xlink:href="media/image1.png" xlink:type="simple" xlink:show="embed" xlink:actuate="onLoad"/><svg:title/><svg:desc>banner</svg:desc></draw:frame></text:span></text:p>
        <text:p text:style-name="P19"/>
      </style:header>
      <style:footer>
        <text:p text:style-name="Rodapé"><text:span text:style-name="T20">1<text:s/></text:span><text:span text:style-name="T21">Estudante do curso técnico em Controle Ambiental do Instituto Federal Catarinense Campus Camboriú. E-mail:</text:span><text:span text:style-name="T22"><text:s/>guga_565@hotmail.com</text:span></text:p>
        <text:p text:style-name="P23"><text:span text:style-name="T24"><text:s/></text:span><text:span text:style-name="T25">2<text:s/></text:span><text:span text:style-name="T26">Professora do Instituto Federal Catarinense, Campus Camboriú.<text:s/></text:span><text:span text:style-name="T27"><text:s/></text:span><text:span text:style-name="T28">E-mail: lerabelo@gmail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ÍTULO DO ARTIGO</dc:title>
    <dc:subject/>
    <meta:initial-creator>Franciani</meta:initial-creator>
    <dc:creator>Luiz Gustavo</dc:creator>
    <meta:creation-date>2016-08-04T03:01:00Z</meta:creation-date>
    <dc:date>2016-08-04T03:01:00Z</dc:date>
    <meta:print-date>2016-05-05T19:26:00Z</meta:print-date>
    <meta:template xlink:href="Normal.dotm" xlink:type="simple"/>
    <meta:editing-cycles>10</meta:editing-cycles>
    <meta:editing-duration>PT0S</meta:editing-duration>
    <meta:document-statistic meta:page-count="1" meta:paragraph-count="18" meta:word-count="1439" meta:character-count="9192" meta:row-count="64" meta:non-whitespace-character-count="7771"/>
  </office:meta>
</office:document-meta>
</file>